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Lohit Hindi1" svg:font-family="'Lohit Hindi'"/>
    <style:font-face style:name="OpenSymbol" svg:font-family="OpenSymbol"/>
    <style:font-face style:name="sans-serif" svg:font-family="sans-serif"/>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Ubuntu Light"/>
    </style:style>
    <style:style style:name="P2" style:family="paragraph" style:parent-style-name="Standard">
      <style:text-properties style:font-name="Ubuntu Light" fo:font-weight="normal" style:font-weight-asian="normal" style:font-weight-complex="normal"/>
    </style:style>
    <style:style style:name="P3" style:family="paragraph" style:parent-style-name="Standard">
      <style:text-properties style:font-name="Ubuntu Light"/>
    </style:style>
    <style:style style:name="P4" style:family="paragraph" style:parent-style-name="Standard">
      <style:text-properties style:font-name="Ubuntu Light" fo:font-weight="bold" style:font-weight-asian="bold" style:font-weight-complex="bold"/>
    </style:style>
    <style:style style:name="P5" style:family="paragraph" style:parent-style-name="Standard" style:list-style-name="L1">
      <style:text-properties style:font-name="Ubuntu Light"/>
    </style:style>
    <style:style style:name="P6" style:family="paragraph" style:parent-style-name="Standard" style:list-style-name="L2">
      <style:text-properties style:font-name="Ubuntu Light"/>
    </style:style>
    <style:style style:name="P7" style:family="paragraph" style:parent-style-name="Standard">
      <style:text-properties style:font-name="Ubuntu Light" fo:font-weight="normal" style:font-weight-asian="normal" style:font-weight-complex="normal"/>
    </style:style>
    <style:style style:name="P8" style:family="paragraph" style:parent-style-name="Standard" style:list-style-name="L10">
      <style:text-properties style:font-name="Ubuntu Light" fo:font-weight="normal" style:font-weight-asian="normal" style:font-weight-complex="normal"/>
    </style:style>
    <style:style style:name="P9" style:family="paragraph" style:parent-style-name="Standard">
      <style:text-properties style:font-name="Ubuntu Light" fo:font-size="20pt" style:font-size-asian="20pt" style:font-size-complex="20pt"/>
    </style:style>
    <style:style style:name="P10" style:family="paragraph" style:parent-style-name="Standard">
      <style:text-properties style:font-name="Ubuntu Light" fo:font-size="20pt" style:font-size-asian="17.5pt" style:font-size-complex="20pt"/>
    </style:style>
    <style:style style:name="P11" style:family="paragraph" style:parent-style-name="Standard">
      <style:text-properties style:font-name="Ubuntu Light" fo:font-size="14pt" style:font-size-asian="14pt" style:font-size-complex="14pt"/>
    </style:style>
    <style:style style:name="P12" style:family="paragraph" style:parent-style-name="Standard" style:list-style-name="L11">
      <style:text-properties style:font-name="Ubuntu Light"/>
    </style:style>
    <style:style style:name="P13" style:family="paragraph" style:parent-style-name="Standard">
      <style:text-properties style:font-name="Ubuntu Light" fo:font-size="12pt" style:font-size-asian="12pt" style:font-size-complex="12pt"/>
    </style:style>
    <style:style style:name="P14" style:family="paragraph" style:parent-style-name="Standard" style:list-style-name="L11">
      <style:text-properties style:font-name="Ubuntu Light" fo:font-size="10pt" style:font-size-asian="10pt" style:font-size-complex="10pt"/>
    </style:style>
    <style:style style:name="P15" style:family="paragraph" style:parent-style-name="Standard" style:list-style-name="L11">
      <style:text-properties style:font-name="Ubuntu Light" fo:font-size="9pt" style:font-size-asian="9pt" style:font-size-complex="9pt"/>
    </style:style>
    <style:style style:name="P16" style:family="paragraph" style:parent-style-name="Standard" style:list-style-name="L2"/>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text-properties fo:font-size="9pt" style:font-size-asian="9pt" style:font-size-complex="9pt"/>
    </style:style>
    <style:style style:name="P24" style:family="paragraph" style:parent-style-name="Standard" style:list-style-name="L15">
      <style:text-properties fo:font-size="9pt" style:font-size-asian="9pt" style:font-size-complex="9pt"/>
    </style:style>
    <style:style style:name="P25" style:family="paragraph" style:parent-style-name="Standard" style:list-style-name="L11">
      <style:text-properties fo:font-size="9pt"/>
    </style:style>
    <style:style style:name="P26" style:family="paragraph" style:parent-style-name="Standard" style:list-style-name="L16"/>
    <style:style style:name="T1" style:family="text">
      <style:text-properties fo:font-weight="bold" style:font-weight-asian="bold" style:font-weight-complex="bold"/>
    </style:style>
    <style:style style:name="T2" style:family="text">
      <style:text-properties style:font-name="Ubuntu Light"/>
    </style:style>
    <style:style style:name="T3" style:family="text">
      <style:text-properties fo:font-weight="normal" style:font-weight-asian="normal" style:font-weight-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style:font-weight-asian="bold" style:font-weight-complex="bold"/>
    </style:style>
    <style:style style:name="T6" style:family="text">
      <style:text-properties fo:font-variant="normal" fo:text-transform="none" fo:color="#000000" style:font-name="Ubuntu Light" fo:font-size="10pt" fo:letter-spacing="normal" fo:font-style="normal" fo:font-weight="normal" style:font-size-asian="10pt" style:font-size-complex="10pt"/>
    </style:style>
    <style:style style:name="T7" style:family="text">
      <style:text-properties fo:font-variant="normal" fo:text-transform="none" fo:color="#000000" style:font-name="Ubuntu Light" fo:font-size="10pt" fo:letter-spacing="normal" fo:font-style="normal" fo:font-weight="normal" style:font-size-asian="10pt" style:font-weight-asian="bold" style:font-size-complex="10pt" style:font-weight-complex="bold"/>
    </style:style>
    <style:style style:name="T8" style:family="text">
      <style:text-properties fo:font-variant="normal" fo:text-transform="none" fo:color="#000000" style:font-name="Ubuntu Light" fo:letter-spacing="normal" fo:font-style="normal" fo:font-weight="normal"/>
    </style:style>
    <style:style style:name="T9" style:family="text">
      <style:text-properties fo:font-variant="normal" fo:text-transform="none" fo:color="#000000" style:font-name="Ubuntu Light" fo:letter-spacing="normal" fo:font-style="normal" fo:font-weight="normal" style:font-weight-asian="bold" style:font-weight-complex="bold"/>
    </style:style>
    <style:style style:name="T10" style:family="text">
      <style:text-properties fo:font-variant="normal" fo:text-transform="none" fo:color="#000000" style:font-name="Ubuntu Light" fo:letter-spacing="normal" fo:font-style="normal" fo:font-weight="normal" style:font-size-asian="9pt" style:font-weight-asian="bold" style:font-size-complex="9pt" style:font-weight-complex="bold"/>
    </style:style>
    <style:style style:name="T11" style:family="text">
      <style:text-properties fo:font-variant="normal" fo:text-transform="none" fo:color="#000000" style:font-name="Ubuntu Light" fo:font-size="9pt" fo:letter-spacing="normal" fo:font-style="normal" fo:font-weight="normal" style:font-size-asian="9pt" style:font-size-complex="9pt"/>
    </style:style>
    <style:style style:name="T12" style:family="text">
      <style:text-properties fo:font-variant="normal" fo:text-transform="none" fo:color="#000000" style:font-name="Ubuntu Light" fo:font-size="9pt" fo:letter-spacing="normal" fo:font-style="normal" fo:font-weight="normal" style:font-size-asian="9pt" style:font-weight-asian="bold" style:font-size-complex="9pt" style:font-weight-complex="bold"/>
    </style:style>
    <style:style style:name="T13" style:family="text">
      <style:text-properties fo:font-variant="normal" fo:text-transform="none" fo:color="#000000" style:font-name="Ubuntu Light" fo:font-size="8.25pt" fo:letter-spacing="normal" fo:font-style="normal" fo:font-weight="normal" style:font-weight-asian="bold" style:font-weight-complex="bold"/>
    </style:style>
    <style:style style:name="T14" style:family="text">
      <style:text-properties fo:font-variant="normal" fo:text-transform="none" fo:color="#000000" fo:font-size="9pt" fo:letter-spacing="normal" fo:font-style="normal" fo:font-weight="normal" style:font-size-asian="9pt" style:font-size-complex="9pt"/>
    </style:style>
    <style:style style:name="T15" style:family="text">
      <style:text-properties fo:font-variant="normal" fo:text-transform="none" fo:color="#000000" fo:font-size="9pt" fo:letter-spacing="normal" fo:font-style="normal" fo:font-weight="bold" style:font-size-asian="9pt" style:font-weight-asian="bold" style:font-size-complex="9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ntetizzatore Musicale:</text:p>
      <text:p text:style-name="P1"/>
      <text:p text:style-name="P1">INDICE.</text:p>
      <text:p text:style-name="P1">Abstract (cos'è il progetto) → opensource, riciclo</text:p>
      <text:p text:style-name="P1">Introduzione</text:p>
      <text:p text:style-name="P1"/>
      <text:p text:style-name="P1">Tematiche trattate:</text:p>
      <text:p text:style-name="P1">suono: struttura, segnali, armoniche, (accenno a fourier?) somme ecc ecc</text:p>
      <text:p text:style-name="P1">linguaggio di programmazione python,</text:p>
      <text:p text:style-name="P1">raspina – distro debian linux</text:p>
      <text:p text:style-name="P1"/>
      <text:p text:style-name="P1">Struttura generale / schema</text:p>
      <text:p text:style-name="P1">Tastiera → funzionamento tasti, charlieplexing ecc, matrice RxC</text:p>
      <text:p text:style-name="P1">Raspberry → com'è fatta ecc</text:p>
      <text:p text:style-name="P1">software → Nsound, libreria, python, ecc</text:p>
      <text:p text:style-name="P1"/>
      <text:p text:style-name="P1"/>
      <text:p text:style-name="P1">difficoltà incontrate ed imprevisti</text:p>
      <text:p text:style-name="P1">volontà di proseguire </text:p>
      <text:p text:style-name="P1"><text:tab/>→ github ecc</text:p>
      <text:p text:style-name="P1"><text:tab/>→ integrazione con tastiera virtuale</text:p>
      <text:p text:style-name="P1"><text:tab/>→ sviluppo librerie x modulazioni varie</text:p>
      <text:p text:style-name="P1"><text:tab/>→ sequencer </text:p>
      <text:p text:style-name="P1">considerazioni finali</text:p>
      <text:p text:style-name="P1">Fonti/bibliografi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NDEX</text:p>
      <text:p text:style-name="P1"/>
      <text:p text:style-name="P1">1 Premessa</text:p>
      <text:list xml:id="list56329901" text:style-name="L1">
        <text:list-item>
          <text:list>
            <text:list-item>
              <text:p text:style-name="P5">Abstract</text:p>
            </text:list-item>
            <text:list-item>
              <text:p text:style-name="P5">Indroduzione</text:p>
              <text:list>
                <text:list-item>
                  <text:p text:style-name="P5">Licenza OpenSource</text:p>
                </text:list-item>
                <text:list-item>
                  <text:p text:style-name="P5">GitHub</text:p>
                </text:list-item>
              </text:list>
              <text:p text:style-name="P5"/>
            </text:list-item>
          </text:list>
        </text:list-item>
      </text:list>
      <text:p text:style-name="P1">2 Tematiche Trattate</text:p>
      <text:list xml:id="list1997539171" text:style-name="L2">
        <text:list-item>
          <text:list>
            <text:list-item>
              <text:p text:style-name="P16"><text:span text:style-name="T2">Il Suono</text:span></text:p>
              <text:list>
                <text:list-item>
                  <text:p text:style-name="P6">Cos'è il suono</text:p>
                </text:list-item>
                <text:list-item>
                  <text:p text:style-name="P6">Altezza</text:p>
                </text:list-item>
                <text:list-item>
                  <text:p text:style-name="P6">Volume e blablabla</text:p>
                </text:list-item>
                <text:list-item>
                  <text:p text:style-name="P6">Composizione (armoniche)</text:p>
                </text:list-item>
                <text:list-item>
                  <text:p text:style-name="P6">Sovrapposizione di più suoni</text:p>
                </text:list-item>
              </text:list>
            </text:list-item>
          </text:list>
        </text:list-item>
      </text:list>
      <text:list xml:id="list1560409941" text:style-name="L4">
        <text:list-item>
          <text:list>
            <text:list-item>
              <text:p text:style-name="P17"><text:span text:style-name="T2">Synth</text:span></text:p>
              <text:list>
                <text:list-item>
                  <text:p text:style-name="P17"><text:span text:style-name="T2">Cos'è un synth</text:span></text:p>
                </text:list-item>
                <text:list-item>
                  <text:p text:style-name="P17"><text:span text:style-name="T2">Tipi di sintesi</text:span></text:p>
                </text:list-item>
                <text:list-item>
                  <text:p text:style-name="P17"><text:span text:style-name="T2">Sintesi FM</text:span></text:p>
                  <text:list>
                    <text:list-item>
                      <text:p text:style-name="P17"><text:span text:style-name="T2">Esempio</text:span></text:p>
                    </text:list-item>
                  </text:list>
                </text:list-item>
                <text:list-item>
                  <text:p text:style-name="P17"><text:span text:style-name="T2">Sequencer</text:span></text:p>
                </text:list-item>
              </text:list>
            </text:list-item>
          </text:list>
        </text:list-item>
      </text:list>
      <text:p text:style-name="Standard"><text:span text:style-name="T2">3 Componenti progetto</text:span></text:p>
      <text:list xml:id="list2116781330" text:style-name="L5">
        <text:list-item>
          <text:list>
            <text:list-item>
              <text:p text:style-name="P18"><text:span text:style-name="T2">Tastiera</text:span></text:p>
              <text:list>
                <text:list-item>
                  <text:p text:style-name="P18"><text:span text:style-name="T2">Funzionamento</text:span></text:p>
                </text:list-item>
                <text:list-item>
                  <text:p text:style-name="P18"><text:span text:style-name="T2">Charlieplexing</text:span></text:p>
                  <text:list>
                    <text:list-item>
                      <text:p text:style-name="P18"><text:span text:style-name="T2">Diodi</text:span></text:p>
                    </text:list-item>
                    <text:list-item>
                      <text:p text:style-name="P18"><text:span text:style-name="T2">Matrice R x C</text:span></text:p>
                    </text:list-item>
                  </text:list>
                </text:list-item>
              </text:list>
            </text:list-item>
          </text:list>
        </text:list-item>
      </text:list>
      <text:list xml:id="list1889663323" text:style-name="L6">
        <text:list-item>
          <text:list>
            <text:list-item>
              <text:p text:style-name="P19"><text:span text:style-name="T2">Raspberry</text:span></text:p>
              <text:list>
                <text:list-item>
                  <text:p text:style-name="P19"><text:span text:style-name="T2">OS Raspbian (distro Debian)</text:span></text:p>
                </text:list-item>
                <text:list-item>
                  <text:p text:style-name="P19"><text:span text:style-name="T2">Struttura</text:span></text:p>
                </text:list-item>
                <text:list-item>
                  <text:p text:style-name="P19"><text:span text:style-name="T2">GPIO</text:span></text:p>
                </text:list-item>
              </text:list>
            </text:list-item>
          </text:list>
        </text:list-item>
      </text:list>
      <text:list xml:id="list674343147" text:style-name="L7">
        <text:list-item>
          <text:list>
            <text:list-item>
              <text:p text:style-name="P20"><text:span text:style-name="T2">Python</text:span></text:p>
              <text:list>
                <text:list-item>
                  <text:p text:style-name="P20"><text:span text:style-name="T2">Accenni al linguaggio</text:span></text:p>
                </text:list-item>
                <text:list-item>
                  <text:p text:style-name="P20"><text:span text:style-name="T2">Librerie Nsound</text:span></text:p>
                  <text:list>
                    <text:list-item>
                      <text:p text:style-name="P20"><text:span text:style-name="T2">Librerie Libao &amp; Portaudio</text:span></text:p>
                    </text:list-item>
                  </text:list>
                </text:list-item>
                <text:list-item>
                  <text:p text:style-name="P20"><text:span text:style-name="T2">Librerie Rpio</text:span></text:p>
                </text:list-item>
              </text:list>
            </text:list-item>
          </text:list>
        </text:list-item>
      </text:list>
      <text:p text:style-name="Standard"><text:span text:style-name="T2">4 Struttura Progetto</text:span></text:p>
      <text:list xml:id="list101122644" text:style-name="L8">
        <text:list-item>
          <text:list>
            <text:list-item>
              <text:p text:style-name="P21"><text:span text:style-name="T2">Schema generale</text:span></text:p>
            </text:list-item>
            <text:list-item>
              <text:p text:style-name="P21"><text:span text:style-name="T2">Codice</text:span></text:p>
            </text:list-item>
            <text:list-item>
              <text:p text:style-name="P21"><text:span text:style-name="T2">Difficoltà Incontrate &amp; Imprevisti</text:span></text:p>
            </text:list-item>
          </text:list>
        </text:list-item>
      </text:list>
      <text:p text:style-name="Standard"><text:span text:style-name="T2">5 Look forward</text:span></text:p>
      <text:list xml:id="list925072882" text:style-name="L9">
        <text:list-item>
          <text:list>
            <text:list-item>
              <text:p text:style-name="P22"><text:span text:style-name="T2">Sviluppo Interfaccia grafica</text:span></text:p>
            </text:list-item>
            <text:list-item>
              <text:p text:style-name="P22"><text:span text:style-name="T2">Interfaccia Raspberry – Computer</text:span></text:p>
            </text:list-item>
            <text:list-item>
              <text:p text:style-name="P22"><text:span text:style-name="T2">Integrazione con Tastiera Virtuale</text:span></text:p>
            </text:list-item>
            <text:list-item>
              <text:p text:style-name="P22"><text:span text:style-name="T2">Sviluppo librerie modulazioni suono</text:span></text:p>
            </text:list-item>
            <text:list-item>
              <text:p text:style-name="P22"><text:span text:style-name="T2">Sviluppo Sequencer</text:span></text:p>
            </text:list-item>
          </text:list>
        </text:list-item>
      </text:list>
      <text:p text:style-name="Standard"><text:span text:style-name="T2">6 Fonti/Bibliografia</text:span></text:p>
      <text:p text:style-name="Standard"><text:span text:style-name="T2"/></text:p>
      <text:p text:style-name="P1"/>
      <text:p text:style-name="P1"/>
      <text:p text:style-name="P1"/>
      <text:p text:style-name="P1"/>
      <text:p text:style-name="P9"><text:soft-page-break/><text:span text:style-name="T1">1 Premessa</text:span></text:p>
      <text:p text:style-name="P10"><text:span text:style-name="T1"/></text:p>
      <text:p text:style-name="P11"><text:span text:style-name="T1">1.1 Abstract</text:span></text:p>
      <text:p text:style-name="P4"/>
      <text:p text:style-name="P1">Lo scopo iniziale di questo progetto è stato quello di realizzare un sintetizzatore musicale riciclando una tastiera vecchia e non più funzionante ma è nei mesi evoluto nella volontà di creare un vero e proprio software di sintetizzazione, capace di lasciare all' utente la potestà di modificare e modulare i suoni a suo piacimento, al fine di realizzare delle intere tracce musicali.</text:p>
      <text:p text:style-name="P1">Il progetto si articola quindi nella costruzione di un hardware capace di comunicare con il sintetizzatore per la riproduzione in real-time di suoni ed effetti.</text:p>
      <text:p text:style-name="P1">La parte attualmente realizzata è ___________________________________________________________________________________________________________________________________________________________________________________________________________________________________________________</text:p>
      <text:p text:style-name="P1"/>
      <text:p text:style-name="P1"/>
      <text:p text:style-name="P11"><text:span text:style-name="T1">1.2 Introduzione</text:span></text:p>
      <text:p text:style-name="P2">Il Progetto si divide in 3 parti principali:</text:p>
      <text:list xml:id="list1878782898" text:style-name="L10">
        <text:list-item>
          <text:p text:style-name="P8">tastiera</text:p>
        </text:list-item>
        <text:list-item>
          <text:p text:style-name="P8">raspberry</text:p>
        </text:list-item>
        <text:list-item>
          <text:p text:style-name="P8">software di sintetizzazione</text:p>
        </text:list-item>
      </text:list>
      <text:p text:style-name="P1"><text:span text:style-name="T3">Questa suddivisione è dovuta al fatto che il collegamento tra hardware e software necessita di uno strumento capace di inviare e leggere i segnali relativi alla pressione dei tasti sulla tastiera. </text:span>Per conseguire questo scopo si è deciso di adottare come strumento di calcolo RaspberryPI, ossia un single-board computer (minicomputer implementato su una singola scheda elettronica) sviluppato appositamente per l' insegnamento e l'utilizzo nelle scuole e nei progetti low-cost. Il software sviluppato, basato sulla piattaforma Linux Debian, è rilasciato sotto licenza d' uso OpenSource: il codice sorgente è “aperto”, disponibile su GitHub e chiunque può decidere di studiarlo, aggiornarlo e modificarlo a proprio piacimento.</text:p>
      <text:p text:style-name="P1">Si è optato per l'adozione di una vecchia tastiera ormai inutilizzabile invece che per l' acquisto di un' economica tastiera midi (che avrebbe semplificato nettamente il lavoro) per via della passione per l'elettronica e per la volontà di riciclare il più possibile i prodotti presenti in casa che risultano ormai inutilizzati.</text:p>
      <text:p text:style-name="P4"/>
      <text:list xml:id="list2026884754" text:style-name="L11">
        <text:list-item>
          <text:list>
            <text:list-item>
              <text:list>
                <text:list-item>
                  <text:p text:style-name="P12"><text:span text:style-name="T1">Licenza OpenSource – GNU GPL</text:span></text:p>
                </text:list-item>
              </text:list>
              <text:p text:style-name="P12"><text:span text:style-name="T15"/></text:p>
              <text:p text:style-name="P12"><text:span text:style-name="T14">La GNU General Public License, comunemente indicata con l'acronimo GNU GPL o semplicemente GPL, è una licenza per software libero, originariamente stesa nel 1989 da Richard Stallman per distribuire i programmi creati nell'ambito del Progetto GNU della Free Software Foundation (FSF). La versione 2.0 di tale licenza è attualmente la licenza di software libero per antonomasia.</text:span></text:p>
              <text:p text:style-name="P15"><text:span text:style-name="T4">Contrapponendosi alle licenze per software proprietario, la GNU GPL assicura all'utente libertà di utilizzo, copia, modifica e distribuzione. La GPL ha incontrato un gran successo fra gli autori di software sin dalla sua creazione, ed è oggi la più diffusa licenza per il software libero, arrivata ormai alla versione 3.</text:span></text:p>
              <text:p text:style-name="P15"><text:span text:style-name="T4">Come ogni licenza software, la GPL è un documento legale associato al programma rilasciato sotto tale licenza. Come ogni licenza di software libero, essa concede ai licenziatari il permesso di modificare il programma, di copiarlo e di ridistribuirlo con o senza modifiche, gratuitamente o a pagamento. Chi distribuisce è tenuto a rendere disponibile il codice sorgente del software alle persone che ne hanno ricevuto una copia o, in alternativa, accompagnare il software con una offerta scritta di rendere disponibile il sorgente su richiesta a prezzo nominale.</text:span></text:p>
              <text:p text:style-name="P15"><text:span text:style-name="T4">La GPL impone delle condizioni a chi ridistribuisce il software. La base giuridica di questo sta nella licenza specifica: qualora l'utente non accetti le condizioni specificate, essa diventa nulla e quindi non concede alcun permesso. In particolare, essendo il software protetto dalla legge sul diritto d'autore e dalle norme internazionali sul copyright, chi ottiene il software non ha alcun diritto di modifica, copia o ridistribuzione al </text:span><text:soft-page-break/><text:span text:style-name="T4">di fuori di quelle concesse dalla licenza.</text:span></text:p>
              <text:p text:style-name="P15"><text:span text:style-name="T4">Rispetto alle altre licenze di software libero, la GPL è classificabile come:</text:span></text:p>
            </text:list-item>
          </text:list>
        </text:list-item>
      </text:list>
      <text:list xml:id="list433024587" text:style-name="L16">
        <text:list-item>
          <text:p text:style-name="P26"><text:span text:style-name="T11">"persistente" perché impone un vincolo alla redistribuzione: se l'utente distribuisce copie del software, deve farlo secondo i termini della GPL stessa.</text:span></text:p>
        </text:list-item>
        <text:list-item>
          <text:p text:style-name="P26"><text:span text:style-name="T12">"propagativa" perché definisce nel testo una particolare interpretazione di "codice derivato", tale che in generale l'unione di un programma coperto da GPL con un altro programma coperto da altra licenza può essere distribuita sotto GPL, o in alternativa non essere distribuita affatto.</text:span></text:p>
        </text:list-item>
      </text:list>
      <text:p text:style-name="P1"><text:span text:style-name="T1"/></text:p>
      <text:list xml:id="list1005580121" text:continue-list="list2026884754" text:style-name="L11">
        <text:list-item>
          <text:list>
            <text:list-item>
              <text:list>
                <text:list-item>
                  <text:p text:style-name="P12"><text:span text:style-name="T1">GitHub</text:span></text:p>
                </text:list-item>
              </text:list>
              <text:p text:style-name="P14"><text:span text:style-name="T4"/></text:p>
              <text:p text:style-name="P25"><text:span text:style-name="T10">descirziono github blablabla Lorem ipsum dolor sit amet, consectetur adipiscing elit. Phasellus tincidunt malesuada pulvinar. Suspendisse sodales erat id erat rutrum tincidunt. Donec eu ligula nunc, at volutpat ante. Aenean ut ante enim, et laoreet tortor. Aenean pretium neque vel felis gravida vulputate. Fusce quis magna mi, vel vehicula elit. Integer mi enim, tincidunt ut pellentesque nec, pretium a libero. Vestibulum bibendum pretium elit ac iaculis. Ut vitae risus libero, eget tempor justo. Fusce eget nulla urna. Duis magna enim, semper et accumsan at, malesuada nec nisi. Maecenas pellentesque elit sed urna imperdiet at pellentesque est viverra. Pellentesque habitant morbi tristique senectus et. Lorem ipsum dolor sit amet, consectetur adipiscing elit. Phasellus tincidunt malesuada pulvinar. Suspendisse sodales erat id erat rutrum tincidunt. Donec eu ligula nunc, at volutpat ante. Aenean ut ante enim, et laoreet tortor. Aenean pretium neque vel felis gravida vulputate. Fusce quis magna mi, vel vehicula elit. Integer mi enim, tincidunt ut pellentesque nec, pretium a libero. Vestibulum bibendum pretium elit ac iaculis. Ut vitae risus libero, eget tempor justo. Fusce eget nulla urna. Duis magna enim, semper et accumsan at, malesuada nec nisi. Maecenas pellentesque elit sed urna imperdiet at pellentesque est viverra. Pellentesque habitant morbi tristique senectus et. Lorem ipsum dolor sit amet, consectetur adipiscing elit. Phasellus tincidunt malesuada pulvinar. Suspendisse sodales erat id erat rutrum tincidunt. Donec eu ligula nunc, at volutpat ante. Aenean ut ante enim, et laoreet tortor. Aenean pretium neque vel felis gravida vulputate. Fusce quis magna mi, vel vehicula elit. Integer mi enim, tincidunt ut pellentesque nec, pretium a libero. Vestibulum bibendum pretium elit ac iaculis. Ut vitae risus libero, eget tempor justo. Fusce eget nulla urna. Duis magna enim, semper et accumsan at, malesuada nec nisi. Maecenas pellentesque elit sed urna imperdiet at pellentesque est viverra. Pellentesque habitant morbi tristique senectus et. </text:span></text:p>
            </text:list-item>
          </text:list>
        </text:list-item>
      </text:list>
      <text:p text:style-name="P23"><text:span text:style-name="T9"/></text:p>
      <text:p text:style-name="P23"><text:span text:style-name="T9"/></text:p>
      <text:p text:style-name="P23"><text:span text:style-name="T9"/></text:p>
      <text:p text:style-name="P9"><text:span text:style-name="T1"/></text:p>
      <text:p text:style-name="P9"><text:span text:style-name="T1">2 Tematiche Trattate</text:span></text:p>
      <text:p text:style-name="P10"><text:span text:style-name="T1"/></text:p>
      <text:p text:style-name="P11"><text:span text:style-name="T1">2.1 Il Suono</text:span></text:p>
      <text:p text:style-name="P4"/>
      <text:p text:style-name="P13"><text:span text:style-name="T5">sfdfafasf</text:span></text:p>
      <text:p text:style-name="P23"><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sans"/>
    <style:font-face style:name="Lohit Hindi1" svg:font-family="'Lohit Hindi'"/>
    <style:font-face style:name="OpenSymbol" svg:font-family="OpenSymbol"/>
    <style:font-face style:name="sans-serif" svg:font-family="sans-serif"/>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6:05:08</meta:creation-date>
    <dc:date>2013-05-24T19:41:35</dc:date>
    <meta:editing-duration>PT2H56M5S</meta:editing-duration>
    <meta:editing-cycles>7</meta:editing-cycles>
    <meta:generator>LibreOffice/3.5$Linux_X86_64 LibreOffice_project/350m1$Build-2</meta:generator>
    <meta:print-date>2013-05-24T19:34:19</meta:print-date>
    <meta:document-statistic meta:table-count="0" meta:image-count="0" meta:object-count="0" meta:page-count="4" meta:paragraph-count="90" meta:word-count="1148" meta:character-count="7906" meta:non-whitespace-character-count="6882"/>
  </office:meta>
</office:document-meta>
</file>